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8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8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8">
      <style:table-cell-properties fo:background-color="#00CCFF" style:cell-protect="none"/>
    </style:style>
    <style:style style:name="ce7" style:family="table-cell" style:parent-style-name="Default" style:data-style-name="N38">
      <style:table-cell-properties style:cell-protect="none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7"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11" table:style-name="ce4">
            <text:p>11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imn Ahmed</text:p>
          </table:table-cell>
          <table:table-cell office:value-type="string" table:style-name="ce6">
            <text:p>Andrew Almaguer</text:p>
          </table:table-cell>
          <table:table-cell office:value-type="string" table:style-name="ce6">
            <text:p>Stefan Zindl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day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Tuesday, 2017-10-17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Wednesday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Thursday, 2017-10-19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iday, 2017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turday, 2017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unday, 2017-10-2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day, 2017-10-23</text:p>
          </table:table-cell>
          <table:table-cell table:style-name="ce7"/>
          <table:table-cell office:value-type="time" office:time-value="PT2H15M0S" table:style-name="ce7">
            <text:p>02:1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Tuesday, 2017-10-24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0H45M0S" table:style-name="ce7">
            <text:p>00:4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Wednesday, 2017-10-25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Thursday, 2017-10-26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iday, 2017-10-27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5H30M0S" table:style-name="ce7">
            <text:p>05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turday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unday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day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Tuesday, 2017-10-31</text:p>
          </table:table-cell>
          <table:table-cell table:number-columns-repeated="2" table:style-name="ce7"/>
          <table:table-cell table:style-name="ce8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Wednesday, 2017-11-01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Thursday, 2017-11-02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iday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turday, 2017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unday, 2017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day, 2017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Tuesday, 2017-11-07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Wednesday, 2017-11-08</text:p>
          </table:table-cell>
          <table:table-cell table:number-columns-repeated="2"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Thursday, 2017-11-09</text:p>
          </table:table-cell>
          <table:table-cell table:number-columns-repeated="2" table:style-name="ce7"/>
          <table:table-cell office:value-type="time" office:time-value="PT10H0M0S" table:style-name="ce7">
            <text:p>10:00</text:p>
          </table:table-cell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iday, 2017-11-10</text:p>
          </table:table-cell>
          <table:table-cell office:value-type="time" office:time-value="PT4H30M0S" table:style-name="ce7">
            <text:p>04:3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turday, 2017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unday, 2017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day, 2017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Tuesday, 2017-11-14</text:p>
          </table:table-cell>
          <table:table-cell table:number-columns-repeated="2" table:style-name="ce7"/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Wednesday, 2017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Thursday, 2017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iday, 2017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turday, 2017-11-18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unday, 2017-11-19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day, 2017-11-20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Tuesday, 2017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Wednesday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Thursday, 2017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iday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turday, 2017-11-25</text:p>
          </table:table-cell>
          <table:table-cell table:number-columns-repeated="2"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unday, 2017-11-26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day, 2017-11-27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Tuesday, 2017-11-28</text:p>
          </table:table-cell>
          <table:table-cell table:style-name="ce7"/>
          <table:table-cell office:value-type="time" office:time-value="PT3H30M0S" table:style-name="ce7">
            <text:p>03:30</text:p>
          </table:table-cell>
          <table:table-cell office:value-type="time" office:time-value="PT4H5M0S" table:style-name="ce7">
            <text:p>04:05</text:p>
          </table:table-cell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Wednesday, 2017-11-29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Thursday, 2017-11-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iday, 2017-12-01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turday, 2017-12-02</text:p>
          </table:table-cell>
          <table:table-cell office:value-type="time" office:time-value="PT3H0M0S" table:style-name="ce7">
            <text:p>03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unday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day, 2017-12-04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Tuesday, 2017-12-0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Wednesday, 2017-12-06</text:p>
          </table:table-cell>
          <table:table-cell office:value-type="time" office:time-value="PT1H20M0S" table:style-name="ce7">
            <text:p>01:2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Thursday, 2017-12-07</text:p>
          </table:table-cell>
          <table:table-cell office:value-type="time" office:time-value="PT7H10M0S" table:style-name="ce7">
            <text:p>07:10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iday, 2017-12-0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turday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unday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day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Tuesday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Wednesday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Thursday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iday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turday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unday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day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Tuesday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Wednesday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Thursday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iday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turday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unday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day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Tuesday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Wednesday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Thursday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iday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turday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unday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day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Tuesday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Wednesday, 2018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Thursday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iday, 2018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turday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unday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day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Tuesday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Wednesday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Thursday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iday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turday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unday, 2018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day, 2018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Tuesday, 2018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Wednesday, 2018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Thursday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iday, 2018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turday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unday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day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Tuesday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Wednesday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Thursday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iday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turday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unday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day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Tuesday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Wednesday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Thursday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iday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turday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unday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day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Tuesday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Wednesday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Thursday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iday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Aimn Ahmed" table:formula="of:=[.B2]" table:style-name="ce3">
            <text:p>Aimn Ahmed</text:p>
          </table:table-cell>
          <table:table-cell office:value-type="string" office:string-value="Andrew Almaguer" table:formula="of:=[.C2]" table:style-name="ce3">
            <text:p>Andrew Almaguer</text:p>
          </table:table-cell>
          <table:table-cell office:value-type="string" office:string-value="Stefan Zindl" table:formula="of:=[.D2]" table:style-name="ce3">
            <text:p>Stefan Zindl</text:p>
          </table:table-cell>
          <table:table-cell table:style-name="ce1"/>
          <table:table-cell office:value-type="string" table:style-name="ce9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umme</text:p>
          </table:table-cell>
          <table:table-cell office:value-type="time" office:time-value="PT35H0M0S" table:formula="of:=SUM([.B4:.B120])" table:style-name="ce11">
            <text:p>35:00</text:p>
          </table:table-cell>
          <table:table-cell office:value-type="time" office:time-value="PT41H30M0S" table:formula="of:=SUM([.C4:.C120])" table:style-name="ce11">
            <text:p>41:30</text:p>
          </table:table-cell>
          <table:table-cell office:value-type="time" office:time-value="PT67H20M0S" table:formula="of:=SUM([.D4:.D120])" table:style-name="ce11">
            <text:p>67:20</text:p>
          </table:table-cell>
          <table:table-cell table:style-name="ce1"/>
          <table:table-cell office:value-type="time" office:time-value="PT143H50M0S" table:formula="of:=SUM([.B122:.D122])" table:style-name="ce12">
            <text:p>143:50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37" number:truncate-on-overflow="false">
      <number:hours number:style="long"/>
      <number:text>:</number:text>
      <number:minutes number:style="long"/>
    </number:time-style>
    <number:time-style style:name="N38">
      <number:hours number:style="long"/>
      <number:text>:</number:text>
      <number:minutes number:style="long"/>
    </number:tim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Kai Mindermann</meta:initial-creator>
    <dc:creator>Andrew Almaguer</dc:creator>
    <meta:creation-date>2015-10-06T10:15:48Z</meta:creation-date>
    <dc:date>2017-12-08T18:01:27Z</dc:date>
    <meta:editing-cycles>17</meta:editing-cycles>
    <meta:editing-duration>PT0S</meta:editing-duration>
  </office:meta>
</office:document-meta>
</file>